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8.865cm" fo:margin-right="0.813cm" fo:line-height="0.49cm" fo:text-indent="0cm" style:auto-text-indent="false" style:page-number="auto" fo:background-color="#ffffff">
        <style:background-image/>
      </style:paragraph-properties>
    </style:style>
    <style:style style:name="P2" style:family="paragraph" style:parent-style-name="Standard">
      <style:paragraph-properties fo:margin-left="7.56cm" fo:margin-right="0cm" fo:margin-top="0.474cm" fo:margin-bottom="0cm" fo:line-height="0.49cm" fo:text-indent="0cm" style:auto-text-indent="false" fo:background-color="#ffffff">
        <style:background-image/>
      </style:paragraph-properties>
      <style:text-properties fo:color="#000000" fo:font-size="12pt" fo:letter-spacing="0.004cm" style:font-size-asian="12pt" style:font-size-complex="12pt"/>
    </style:style>
    <style:style style:name="P3" style:family="paragraph" style:parent-style-name="Standard">
      <style:paragraph-properties fo:margin-left="7.56cm" fo:margin-right="0cm" fo:margin-top="0.483cm" fo:margin-bottom="0cm" fo:line-height="0.483cm" fo:text-indent="0cm" style:auto-text-indent="false" fo:background-color="#ffffff">
        <style:background-image/>
      </style:paragraph-properties>
      <style:text-properties fo:color="#000000" fo:font-size="12pt" fo:letter-spacing="0.004cm" style:font-size-asian="12pt" style:font-size-complex="12pt"/>
    </style:style>
    <style:style style:name="P4" style:family="paragraph" style:parent-style-name="Standard">
      <style:paragraph-properties fo:margin-left="0cm" fo:margin-right="0.22cm" fo:line-height="0.49cm" fo:text-align="center" style:justify-single-word="false" fo:text-indent="0cm" style:auto-text-indent="false" fo:background-color="#ffffff">
        <style:background-image/>
      </style:paragraph-properties>
      <style:text-properties fo:color="#000000" fo:font-size="12pt" fo:letter-spacing="-0.009cm" style:font-size-asian="12pt" style:font-size-complex="12pt"/>
    </style:style>
    <style:style style:name="P5" style:family="paragraph" style:parent-style-name="Standard">
      <style:paragraph-properties fo:margin-left="0.203cm" fo:margin-right="0cm" fo:line-height="0.49cm" fo:text-align="center" style:justify-single-word="false" fo:text-indent="0cm" style:auto-text-indent="false" fo:background-color="#ffffff">
        <style:background-image/>
      </style:paragraph-properties>
      <style:text-properties fo:color="#000000" fo:font-size="12pt" fo:letter-spacing="-0.004cm" style:font-size-asian="12pt" style:font-size-complex="12pt"/>
    </style:style>
    <style:style style:name="P6" style:family="paragraph" style:parent-style-name="Standard">
      <style:paragraph-properties fo:margin-left="0cm" fo:margin-right="0.236cm" fo:line-height="0.483cm" fo:text-align="center" style:justify-single-word="false" fo:text-indent="0cm" style:auto-text-indent="false" fo:background-color="#ffffff">
        <style:background-image/>
      </style:paragraph-properties>
      <style:text-properties fo:color="#000000" fo:font-size="12pt" fo:letter-spacing="-0.009cm" style:font-size-asian="12pt" style:font-size-complex="12pt"/>
    </style:style>
    <style:style style:name="P7" style:family="paragraph" style:parent-style-name="Standard">
      <style:paragraph-properties fo:margin-left="0.296cm" fo:margin-right="0cm" fo:line-height="0.483cm" fo:text-align="center" style:justify-single-word="false" fo:text-indent="0cm" style:auto-text-indent="false" fo:background-color="#ffffff">
        <style:background-image/>
      </style:paragraph-properties>
      <style:text-properties fo:color="#000000" fo:font-size="12pt" fo:letter-spacing="-0.004cm" style:font-size-asian="12pt" style:font-size-complex="12pt"/>
    </style:style>
    <style:style style:name="P8" style:family="paragraph" style:parent-style-name="Standard">
      <style:paragraph-properties fo:margin-left="7.553cm" fo:margin-right="0cm" fo:margin-top="0.982cm" fo:margin-bottom="0cm" fo:text-indent="0cm" style:auto-text-indent="false" fo:background-color="#ffffff">
        <style:background-image/>
      </style:paragraph-properties>
      <style:text-properties fo:color="#000000" fo:font-size="12pt" fo:letter-spacing="-0.009cm" style:font-size-asian="12pt" style:font-size-complex="12pt"/>
    </style:style>
    <style:style style:name="P9" style:family="paragraph" style:parent-style-name="Standard">
      <style:paragraph-properties fo:margin-left="4.394cm" fo:margin-right="0cm" fo:margin-top="0.991cm" fo:margin-bottom="0cm" fo:text-indent="0cm" style:auto-text-indent="false" fo:background-color="#ffffff">
        <style:background-image/>
      </style:paragraph-properties>
      <style:text-properties fo:color="#000000" fo:font-size="14pt" fo:letter-spacing="-0.002cm" style:font-size-asian="14pt" style:font-size-complex="14pt"/>
    </style:style>
    <style:style style:name="P10" style:family="paragraph" style:parent-style-name="Standard">
      <style:paragraph-properties fo:margin-left="0.042cm" fo:margin-right="0cm" fo:margin-top="1.125cm" fo:margin-bottom="0cm" fo:text-indent="0cm" style:auto-text-indent="false" fo:background-color="#ffffff">
        <style:background-image/>
      </style:paragraph-properties>
      <style:text-properties fo:color="#000000" fo:font-size="14pt" fo:letter-spacing="-0.005cm" style:font-size-asian="14pt" style:font-size-complex="14pt"/>
    </style:style>
    <style:style style:name="P11" style:family="paragraph" style:parent-style-name="Standard">
      <style:paragraph-properties fo:margin-left="0.042cm" fo:margin-right="0cm" fo:margin-top="0.559cm" fo:margin-bottom="0cm" fo:line-height="0.568cm" fo:text-align="justify" style:justify-single-word="false" fo:text-indent="1.245cm" style:auto-text-indent="false" fo:background-color="#ffffff">
        <style:background-image/>
      </style:paragraph-properties>
    </style:style>
    <style:style style:name="P12" style:family="paragraph" style:parent-style-name="Standard">
      <style:paragraph-properties fo:margin-left="0.042cm" fo:margin-right="0.018cm" fo:line-height="0.568cm" fo:text-align="justify" style:justify-single-word="false" fo:text-indent="1.236cm" style:auto-text-indent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.025cm" fo:margin-right="0.009cm" fo:line-height="0.568cm" fo:text-align="justify" style:justify-single-word="false" fo:text-indent="1.236cm" style:auto-text-indent="false" fo:background-color="#ffffff">
        <style:background-image/>
      </style:paragraph-properties>
    </style:style>
    <style:style style:name="P14" style:family="paragraph" style:parent-style-name="Standard">
      <style:paragraph-properties fo:margin-left="0.018cm" fo:margin-right="0.009cm" fo:line-height="0.568cm" fo:text-align="justify" style:justify-single-word="false" fo:text-indent="1.236cm" style:auto-text-indent="false" fo:background-color="#ffffff">
        <style:background-image/>
      </style:paragraph-properties>
    </style:style>
    <style:style style:name="P15" style:family="paragraph" style:parent-style-name="Standard">
      <style:paragraph-properties fo:margin-left="0.009cm" fo:margin-right="0.034cm" fo:line-height="0.568cm" fo:text-align="justify" style:justify-single-word="false" fo:text-indent="1.252cm" style:auto-text-indent="false" fo:background-color="#ffffff">
        <style:background-image/>
      </style:paragraph-properties>
    </style:style>
    <style:style style:name="P16" style:family="paragraph" style:parent-style-name="Standard">
      <style:paragraph-properties fo:margin-left="0.009cm" fo:margin-right="0.042cm" fo:line-height="0.568cm" fo:text-align="justify" style:justify-single-word="false" fo:text-indent="1.236cm" style:auto-text-indent="false" fo:background-color="#ffffff">
        <style:background-image/>
      </style:paragraph-properties>
    </style:style>
    <style:style style:name="P17" style:family="paragraph" style:parent-style-name="Standard">
      <style:paragraph-properties fo:margin-left="0cm" fo:margin-right="0.034cm" fo:line-height="0.568cm" fo:text-align="justify" style:justify-single-word="false" fo:text-indent="1.236cm" style:auto-text-indent="false" fo:background-color="#ffffff">
        <style:background-image/>
      </style:paragraph-properties>
    </style:style>
    <style:style style:name="P18" style:family="paragraph" style:parent-style-name="Standard" style:master-page-name="Преобразование_20_1">
      <style:paragraph-properties fo:margin-left="0.076cm" fo:margin-right="0.009cm" fo:line-height="0.584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19" style:family="paragraph" style:parent-style-name="Standard">
      <style:paragraph-properties fo:margin-left="0.076cm" fo:margin-right="0.009cm" fo:line-height="0.568cm" fo:text-align="justify" style:justify-single-word="false" fo:text-indent="1.228cm" style:auto-text-indent="false" fo:background-color="#ffffff">
        <style:background-image/>
      </style:paragraph-properties>
    </style:style>
    <style:style style:name="P20" style:family="paragraph" style:parent-style-name="Standard">
      <style:paragraph-properties fo:margin-left="0.067cm" fo:margin-right="0cm" fo:line-height="0.568cm" fo:text-align="justify" style:justify-single-word="false" fo:text-indent="1.245cm" style:auto-text-indent="false" fo:background-color="#ffffff">
        <style:background-image/>
      </style:paragraph-properties>
    </style:style>
    <style:style style:name="P21" style:family="paragraph" style:parent-style-name="Standard">
      <style:paragraph-properties fo:margin-left="0.067cm" fo:margin-right="0.009cm" fo:line-height="0.568cm" fo:text-align="justify" style:justify-single-word="false" fo:text-indent="1.228cm" style:auto-text-indent="false" fo:background-color="#ffffff">
        <style:background-image/>
      </style:paragraph-properties>
    </style:style>
    <style:style style:name="P22" style:family="paragraph" style:parent-style-name="Standard">
      <style:paragraph-properties fo:margin-left="0.06cm" fo:margin-right="0.034cm" fo:line-height="0.568cm" fo:text-align="justify" style:justify-single-word="false" fo:text-indent="1.236cm" style:auto-text-indent="false" fo:background-color="#ffffff">
        <style:background-image/>
      </style:paragraph-properties>
    </style:style>
    <style:style style:name="P23" style:family="paragraph" style:parent-style-name="Standard" style:list-style-name="WW8Num2">
      <style:paragraph-properties fo:margin-left="3.09cm" fo:margin-right="0cm" fo:margin-top="0.559cm" fo:margin-bottom="0cm" fo:line-height="0.568cm" fo:text-indent="-1.803cm" style:auto-text-indent="false" fo:background-color="#ffffff">
        <style:tab-stops>
          <style:tab-stop style:position="3.09cm"/>
        </style:tab-stops>
        <style:background-image/>
      </style:paragraph-properties>
    </style:style>
    <style:style style:name="P24" style:family="paragraph" style:parent-style-name="Standard" style:list-style-name="WW8Num2">
      <style:paragraph-properties fo:margin-left="3.09cm" fo:margin-right="0cm" fo:line-height="0.568cm" fo:text-indent="-1.803cm" style:auto-text-indent="false" fo:background-color="#ffffff">
        <style:tab-stops>
          <style:tab-stop style:position="3.09cm"/>
        </style:tab-stops>
        <style:background-image/>
      </style:paragraph-properties>
    </style:style>
    <style:style style:name="P25" style:family="paragraph" style:parent-style-name="Standard" style:list-style-name="WW8Num1">
      <style:paragraph-properties fo:margin-left="0.669cm" fo:margin-right="0cm" fo:margin-top="0.009cm" fo:margin-bottom="0cm" fo:line-height="0.483cm" fo:text-indent="0cm" style:auto-text-indent="false" fo:background-color="#ffffff">
        <style:tab-stops>
          <style:tab-stop style:position="1.279cm"/>
        </style:tab-stops>
        <style:background-image/>
      </style:paragraph-properties>
      <style:text-properties fo:color="#000000" fo:font-size="12pt" style:font-size-asian="12pt" style:font-size-complex="12pt"/>
    </style:style>
    <style:style style:name="P26" style:family="paragraph" style:parent-style-name="Standard" style:list-style-name="WW8Num1">
      <style:paragraph-properties fo:margin-left="0.669cm" fo:margin-right="0cm" fo:line-height="0.483cm" fo:text-indent="0cm" style:auto-text-indent="false" fo:background-color="#ffffff">
        <style:tab-stops>
          <style:tab-stop style:position="1.279cm"/>
        </style:tab-stops>
        <style:background-image/>
      </style:paragraph-properties>
      <style:text-properties fo:color="#000000" fo:font-size="12pt" style:font-size-asian="12pt" style:font-size-complex="12pt"/>
    </style:style>
    <style:style style:name="P27" style:family="paragraph" style:parent-style-name="Standard" style:list-style-name="WW8Num1">
      <style:paragraph-properties fo:margin-left="1.279cm" fo:margin-right="0cm" fo:margin-top="0.009cm" fo:margin-bottom="0cm" fo:line-height="0.483cm" fo:text-indent="-0.61cm" style:auto-text-indent="false" fo:background-color="#ffffff">
        <style:tab-stops>
          <style:tab-stop style:position="1.279cm"/>
        </style:tab-stops>
        <style:background-image/>
      </style:paragraph-properties>
    </style:style>
    <style:style style:name="P28" style:family="paragraph" style:parent-style-name="Standard" style:list-style-name="WW8Num1">
      <style:paragraph-properties fo:margin-left="1.279cm" fo:margin-right="0cm" fo:line-height="0.483cm" fo:text-indent="-0.61cm" style:auto-text-indent="false" fo:background-color="#ffffff">
        <style:tab-stops>
          <style:tab-stop style:position="1.279cm"/>
        </style:tab-stops>
        <style:background-image/>
      </style:paragraph-properties>
    </style:style>
    <style:style style:name="P29" style:family="paragraph" style:parent-style-name="Standard" style:list-style-name="WW8Num1">
      <style:paragraph-properties fo:margin-left="1.279cm" fo:margin-right="0cm" fo:margin-top="0.025cm" fo:margin-bottom="0cm" fo:line-height="0.483cm" fo:text-indent="-0.61cm" style:auto-text-indent="false" fo:background-color="#ffffff">
        <style:tab-stops>
          <style:tab-stop style:position="1.279cm"/>
        </style:tab-stops>
        <style:background-image/>
      </style:paragraph-properties>
    </style:style>
    <style:style style:name="P30" style:family="paragraph" style:parent-style-name="Standard">
      <style:paragraph-properties fo:margin-left="0.702cm" fo:margin-right="0cm" fo:line-height="0.483cm" fo:text-indent="0cm" style:auto-text-indent="false" fo:background-color="#ffffff">
        <style:background-image/>
      </style:paragraph-properties>
      <style:text-properties fo:color="#000000" fo:font-size="12pt" fo:letter-spacing="-0.002cm" style:font-size-asian="12pt" style:font-size-complex="12pt"/>
    </style:style>
    <style:style style:name="P31" style:family="paragraph" style:parent-style-name="Standard">
      <style:paragraph-properties fo:margin-top="1.143cm" fo:margin-bottom="0cm" fo:background-color="#ffffff">
        <style:tab-stops>
          <style:tab-stop style:position="12.04cm"/>
        </style:tab-stops>
        <style:background-image/>
      </style:paragraph-properties>
    </style:style>
    <style:style style:name="P32" style:family="paragraph" style:parent-style-name="Standard">
      <style:paragraph-properties fo:background-color="#ffffff">
        <style:background-image/>
      </style:paragraph-properties>
      <style:text-properties fo:color="#000000" fo:font-size="14pt" fo:letter-spacing="-0.009cm" style:font-size-asian="14pt" style:font-size-complex="14pt"/>
    </style:style>
    <style:style style:name="P33" style:family="paragraph" style:parent-style-name="Standard">
      <style:paragraph-properties fo:margin-left="10.532cm" fo:margin-right="2.812cm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2pt" fo:letter-spacing="-0.005cm" style:font-size-asian="12pt" style:font-size-complex="12pt"/>
    </style:style>
    <style:style style:name="T3" style:family="text">
      <style:text-properties fo:color="#000000" fo:font-size="12pt" fo:letter-spacing="-0.007cm" style:font-size-asian="12pt" style:font-size-complex="12pt"/>
    </style:style>
    <style:style style:name="T4" style:family="text">
      <style:text-properties fo:color="#000000" fo:font-size="12pt" fo:letter-spacing="0.004cm" style:font-size-asian="12pt" style:font-size-complex="12pt"/>
    </style:style>
    <style:style style:name="T5" style:family="text">
      <style:text-properties fo:color="#000000" fo:font-size="12pt" fo:letter-spacing="0.007cm" style:font-size-asian="12pt" style:font-size-complex="12pt"/>
    </style:style>
    <style:style style:name="T6" style:family="text">
      <style:text-properties fo:color="#000000" fo:font-size="12pt" fo:letter-spacing="-0.002cm" style:font-size-asian="12pt" style:font-size-complex="12pt"/>
    </style:style>
    <style:style style:name="T7" style:family="text">
      <style:text-properties fo:color="#000000" fo:font-size="12pt" fo:letter-spacing="0.012cm" style:font-size-asian="12pt" style:font-size-complex="12pt"/>
    </style:style>
    <style:style style:name="T8" style:family="text">
      <style:text-properties fo:color="#000000" fo:font-size="14pt" fo:letter-spacing="0.009cm" style:font-size-asian="14pt" style:font-size-complex="14pt"/>
    </style:style>
    <style:style style:name="T9" style:family="text">
      <style:text-properties fo:color="#000000" fo:font-size="14pt" fo:letter-spacing="0.023cm" style:font-size-asian="14pt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14pt" fo:letter-spacing="-0.004cm" style:font-size-asian="14pt" style:font-size-complex="14pt"/>
    </style:style>
    <style:style style:name="T12" style:family="text">
      <style:text-properties fo:color="#000000" fo:font-size="14pt" fo:letter-spacing="-0.002cm" style:font-size-asian="14pt" style:font-size-complex="14pt"/>
    </style:style>
    <style:style style:name="T13" style:family="text">
      <style:text-properties fo:color="#000000" fo:font-size="14pt" fo:letter-spacing="0.012cm" style:font-size-asian="14pt" style:font-size-complex="14pt"/>
    </style:style>
    <style:style style:name="T14" style:family="text">
      <style:text-properties fo:color="#000000" fo:font-size="14pt" fo:letter-spacing="0.005cm" style:font-size-asian="14pt" style:font-size-complex="14pt"/>
    </style:style>
    <style:style style:name="T15" style:family="text">
      <style:text-properties fo:color="#000000" fo:font-size="14pt" fo:letter-spacing="0.002cm" style:font-size-asian="14pt" style:font-size-complex="14pt"/>
    </style:style>
    <style:style style:name="T16" style:family="text">
      <style:text-properties fo:color="#000000" fo:font-size="14pt" fo:letter-spacing="0.004cm" style:font-size-asian="14pt" style:font-size-complex="14pt"/>
    </style:style>
    <style:style style:name="T17" style:family="text">
      <style:text-properties fo:color="#000000" fo:font-size="14pt" fo:letter-spacing="0.018cm" style:font-size-asian="14pt" style:font-size-complex="14pt"/>
    </style:style>
    <style:style style:name="T18" style:family="text">
      <style:text-properties fo:color="#000000" fo:font-size="14pt" fo:letter-spacing="0.007cm" style:font-size-asian="14pt" style:font-size-complex="14pt"/>
    </style:style>
    <style:style style:name="T19" style:family="text">
      <style:text-properties fo:color="#000000" fo:font-size="14pt" fo:letter-spacing="-0.005cm" style:font-size-asian="14pt" style:font-size-complex="14pt"/>
    </style:style>
    <style:style style:name="T20" style:family="text">
      <style:text-properties fo:color="#000000" fo:font-size="14pt" fo:letter-spacing="0.016cm" style:font-size-asian="14pt" style:font-size-complex="14pt"/>
    </style:style>
    <style:style style:name="T21" style:family="text">
      <style:text-properties fo:font-variant="small-caps" fo:color="#000000" fo:font-size="14pt" fo:letter-spacing="-0.03cm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Арбитражный суд г. Москвы </text:span><text:span text:style-name="T2">107996, г. Москва, ул. Н. Басманная, </text:span><text:span text:style-name="T3">д.Ю</text:span></text:p>
      <text:p text:style-name="P2">Истец: Страховая компания</text:p>
      <text:p text:style-name="P4">Адрес:</text:p>
      <text:p text:style-name="P5">Тел/факс</text:p>
      <text:p text:style-name="P3">Ответчик: ЗАОСтраховая компания</text:p>
      <text:p text:style-name="P6">Адрес:</text:p>
      <text:p text:style-name="P7">Тел./факс</text:p>
      <text:p text:style-name="P8">Цена иска:</text:p>
      <text:p text:style-name="P9">Исковое заявление</text:p>
      <text:p text:style-name="P11"><text:span text:style-name="T8">00.00.2006г. по вине Ф.И.О. , управляющего автомобилем (марка, </text:span><text:span text:style-name="T9">номер), произошло ДТП, в результате которого были причинены </text:span><text:span text:style-name="T10">повреждения автомобилю (номер, марка), принадлежащая Ф.И.О.</text:span></text:p>
      <text:p text:style-name="P12">Согласно ст. 1064 ГК РФ, вред, причиненный имуществу гражданина, подлежит возмещению в полном объеме лицом, причинившим вред.</text:p>
      <text:p text:style-name="P13"><text:span text:style-name="T10">Согласно ст. 1079 ГК РФ, юридические лица и граждане, деятельность </text:span><text:span text:style-name="T11">которых связана с повышенной опасностью для окружающих (использование </text:span><text:span text:style-name="T12">транспортных средств, механизмов, электрической энергии и т.п.), обязаны возместить вред, причиненный источником повышенной опасности, если не </text:span><text:span text:style-name="T10">докажут, что вред возник вследствие непреодолимой силы или умысла </text:span><text:span text:style-name="T11">потерпевшего.</text:span></text:p>
      <text:p text:style-name="P14"><text:span text:style-name="T10">На момент ДТП риск причинения ущерба автомобилю (номер марка), </text:span><text:span text:style-name="T13">принадлежащего Ф.И.О., был застрахован в Страховой компании. На </text:span><text:span text:style-name="T14">основании заявления страхователя о наступлении страхового случая и о </text:span><text:span text:style-name="T8">выплате страхового возмещения Страховая компания- истец произвела </text:span><text:span text:style-name="T15">выплату страхового возмещения в размере ...руб. страхователю.</text:span></text:p>
      <text:p text:style-name="P15"><text:span text:style-name="T10">Согласно ч.1 ст.965 ГК РФ к страховщику, выплатившему страховое возмещение, переходит в пределах выплаченной суммы право требования, </text:span><text:span text:style-name="T16">которое страхователь (выгодоприобретатель) имеет к лицу, ответственному </text:span><text:span text:style-name="T12">за убытки, возмещенные в результате страхования.</text:span></text:p>
      <text:p text:style-name="P16"><text:span text:style-name="T10">Гражданская ответственность водителя автомобиля, по вине которого </text:span><text:span text:style-name="T13">произошло ДТП на момент ДТП была застрахована в ЗАО Страховая </text:span><text:span text:style-name="T12">компания (полис №).</text:span></text:p>
      <text:p text:style-name="P17"><text:span text:style-name="T12">В соответствии с ч.4 ст.931 ГК РФ, в случае, когда ответственность за </text:span><text:span text:style-name="T10">причинение вреда застрахована в силу того, что ее страхование обязательно, </text:span><text:span text:style-name="T12">лицо, в пользу которого считается заключенным договор страхования, вправе</text:span></text:p>
      <text:p text:style-name="P18"><text:span text:style-name="T10">предъявить непосредственно страховщику требование о возмещении вреда в </text:span><text:span text:style-name="T12">пределах страховой суммы.</text:span></text:p>
      <text:p text:style-name="P19"><text:span text:style-name="T15">На основании норм закона Страховая компания обратилась к ЗАО </text:span><text:span text:style-name="T12">Страховой компании с предложением о добровольном возмещении затрат по </text:span><text:span text:style-name="T11">выплате страхового возмещения в связи с переходом к страховщику прав </text:span><text:span text:style-name="T12">страхователя на возмещение ущерба.</text:span></text:p>
      <text:p text:style-name="P20"><text:span text:style-name="T12">Согласно ст. 13 ФЗ «Об обязательном страховании гражданской </text:span><text:span text:style-name="T10">ответственности владельцев транспортных средств» страховщик обязан </text:span><text:span text:style-name="T17">рассмотреть заявление о страховой выплате и приложенные к нему </text:span><text:span text:style-name="T18">документы в течение 15 дней со дня их получения. В течение указанного </text:span><text:span text:style-name="T10">срока страховщик обязан произвести страховую выплату потерпевшему или </text:span><text:span text:style-name="T12">направить ему мотивированный отказ.</text:span></text:p>
      <text:p text:style-name="P21"><text:span text:style-name="T10">До настоящего времени ЗАО Страховая компания не исполнило своих </text:span><text:span text:style-name="T19">обязательств.</text:span></text:p>
      <text:p text:style-name="P22"><text:span text:style-name="T16">На основании изложенного, руководствуясь ч.4 ст.931, ч.1 ст.965, ч.1 </text:span><text:span text:style-name="T17">ст. 1079 ГК РФ, ФЗ «Об обязательном страховании гражданской </text:span><text:span text:style-name="T20">ответственности владельцев транспортных средств» от 03.04.2005г., </text:span><text:span text:style-name="T12">ст.ст.4,27 АПК РФ, просим суд:</text:span></text:p>
      <text:list xml:id="list1846026181" text:style-name="WW8Num2">
        <text:list-item>
          <text:p text:style-name="P23"><text:span text:style-name="T14">Взыскать <text:s/>с <text:s/>ЗАО <text:s/>Страховая <text:s/>компания <text:s/>в <text:s/>пользу <text:s/>Страховая<text:line-break/></text:span><text:span text:style-name="T15">компания денежную сумму в размере.... руб.</text:span></text:p>
        </text:list-item>
        <text:list-item>
          <text:p text:style-name="P24"><text:span text:style-name="T16">Взыскать <text:s/>с <text:s/>ЗАО <text:s/>Страховая <text:s/>компания <text:s/>в <text:s/>пользу <text:s/>Страховой<text:line-break/></text:span><text:span text:style-name="T15">компании расходы по уплате госпошлины в размере...</text:span></text:p>
        </text:list-item>
      </text:list>
      <text:p text:style-name="P10">Приложение:</text:p>
      <text:list xml:id="list2100946880" text:style-name="WW8Num1">
        <text:list-item>
          <text:p text:style-name="P25">Квитанция о направлении копии искового заявления ответчику;</text:p>
        </text:list-item>
        <text:list-item>
          <text:p text:style-name="P26">Платежное поручение, подтверждающее оплату госпошлины:</text:p>
        </text:list-item>
        <text:list-item>
          <text:p text:style-name="P25">копия страхового полиса;</text:p>
        </text:list-item>
        <text:list-item>
          <text:p text:style-name="P26">Копия извещения о ДТП;</text:p>
        </text:list-item>
        <text:list-item>
          <text:p text:style-name="P26">Копия заявления на возмещение материального ущерба;</text:p>
        </text:list-item>
        <text:list-item>
          <text:p text:style-name="P26">Копия справки об участии в ДТП;</text:p>
        </text:list-item>
        <text:list-item>
          <text:p text:style-name="P26">Копия акта осмотра транспортного средства;</text:p>
        </text:list-item>
        <text:list-item>
          <text:p text:style-name="P27"><text:span text:style-name="T4">Копия <text:s text:c="2"/>определения <text:s text:c="2"/>об <text:s text:c="2"/>отказе <text:s text:c="2"/>в <text:s text:c="2"/>возбуждении <text:s text:c="2"/>дела <text:s text:c="2"/>об <text:s text:c="2"/>административном<text:line-break/></text:span><text:span text:style-name="T1">правонарушении;</text:span></text:p>
        </text:list-item>
        <text:list-item>
          <text:p text:style-name="P26">Копия заключения о стоимости восстановительных работ;</text:p>
        </text:list-item>
        <text:list-item>
          <text:p text:style-name="P25">Копия счета на оплату и всех документов, свидетельствующих о выплатах;</text:p>
        </text:list-item>
        <text:list-item>
          <text:p text:style-name="P28"><text:span text:style-name="T5">Копия <text:s/>письма <text:s/>с <text:s/>предложение <text:s/>о <text:s/>добровольном <text:s/>возмещении <text:s/>вреда, <text:s text:c="2"/>ответ <text:s/>на<text:line-break/></text:span><text:span text:style-name="T6">претензию;</text:span></text:p>
        </text:list-item>
        <text:list-item>
          <text:p text:style-name="P29"><text:span text:style-name="T7">Копия свидетельства о государственной регистрации истца, Доверенность или<text:line-break/></text:span><text:span text:style-name="T1">протокол о назначении генерального директора.</text:span></text:p>
        </text:list-item>
      </text:list>
      <text:p text:style-name="P30">13 Другие документы в обоснование исковых требований.</text:p>
      <text:p text:style-name="P31"><text:span text:style-name="T11">Генеральный директор (Представитель)</text:span><text:span text:style-name="T10"><text:tab/></text:span><text:span text:style-name="T21">подпись</text:span></text:p>
      <text:p text:style-name="P32">Печать.</text:p>
      <text:p text:style-name="P33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1z0" style:family="text">
      <style:text-properties style:font-name="Times New Roman" style:font-name-complex="Times New Roman"/>
    </style:style>
    <style:style style:name="WW8Num2z0" style:family="text">
      <style:text-properties style:font-name="Times New Roman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0.635cm" fo:margin-left="2.833cm" fo:margin-right="1.65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Арбитражный суд г</dc:title>
    <meta:initial-creator>Судья</meta:initial-creator>
    <meta:creation-date>2006-04-25T11:53:00</meta:creation-date>
    <dc:creator>Судья</dc:creator>
    <dc:date>2006-04-25T11:53:00</dc:date>
    <meta:editing-cycles>1</meta:editing-cycles>
    <meta:editing-duration>PT52113H31M44S</meta:editing-duration>
    <meta:document-statistic meta:table-count="0" meta:image-count="0" meta:object-count="0" meta:page-count="3" meta:paragraph-count="39" meta:word-count="501" meta:character-count="3852"/>
    <meta:generator>OpenOffice.org/3.2$Linux OpenOffice.org_project/320m19$Build-9505</meta:generator>
    <meta:user-defined meta:name="Поле 1"/>
    <meta:user-defined meta:name="Поле 2"/>
    <meta:user-defined meta:name="Поле 3"/>
    <meta:user-defined meta:name="Поле 4"/>
  </office:meta>
</office:document-meta>
</file>